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ans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0284454" text:style-name="L1">
        <text:list-item>
          <text:p text:style-name="P1">Fonctionnalités</text:p>
        </text:list-item>
        <text:list-item>
          <text:p text:style-name="P1">Roadmap</text:p>
          <text:list>
            <text:list-item>
              <text:p text:style-name="P1">0.1</text:p>
            </text:list-item>
            <text:list-item>
              <text:p text:style-name="P1">0.2</text:p>
            </text:list-item>
            <text:list-item>
              <text:p text:style-name="P1">0.3</text:p>
            </text:list-item>
            <text:list-item>
              <text:p text:style-name="P1">0.4</text:p>
            </text:list-item>
            <text:list-item>
              <text:p text:style-name="P1">0.5</text:p>
            </text:list-item>
            <text:list-item>
              <text:p text:style-name="P1">0.6</text:p>
            </text:list-item>
            <text:list-item>
              <text:p text:style-name="P1">0.7</text:p>
            </text:list-item>
            <text:list-item>
              <text:p text:style-name="P1">0.8</text:p>
            </text:list-item>
            <text:list-item>
              <text:p text:style-name="P1">0.9</text:p>
            </text:list-item>
            <text:list-item>
              <text:p text:style-name="P1">1.0</text:p>
            </text:list-item>
            <text:list-item>
              <text:p text:style-name="P1">1.1</text:p>
            </text:list-item>
            <text:list-item>
              <text:p text:style-name="P1">1.2</text:p>
            </text:list-item>
            <text:list-item>
              <text:p text:style-name="P1">1.3</text:p>
            </text:list-item>
            <text:list-item>
              <text:p text:style-name="P1">1.4</text:p>
            </text:list-item>
            <text:list-item>
              <text:p text:style-name="P1">1.5</text:p>
            </text:list-item>
          </text:list>
        </text:list-item>
        <text:list-item>
          <text:p text:style-name="P1">Amélior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1-02T19:36:52</dc:date>
    <dc:creator>Franck </dc:creator>
    <meta:editing-duration>PT00H03M30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1" meta:paragraph-count="18" meta:word-count="36" meta:character-count="137"/>
  </office:meta>
</office:document-meta>
</file>